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10-0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16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0424" calcext:value-type="float">
            <text:p>33.11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8232" calcext:value-type="float">
            <text:p>33.09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2136" calcext:value-type="float">
            <text:p>33.09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7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1552" calcext:value-type="float">
            <text:p>32.99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7168" calcext:value-type="float">
            <text:p>32.96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0216" calcext:value-type="float">
            <text:p>32.97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3264" calcext:value-type="float">
            <text:p>32.97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6624" calcext:value-type="float">
            <text:p>33.18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8712" calcext:value-type="float">
            <text:p>33.12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7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3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1072" calcext:value-type="float">
            <text:p>32.96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4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3576" calcext:value-type="float">
            <text:p>33.18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8336" calcext:value-type="float">
            <text:p>33.1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8776" calcext:value-type="float">
            <text:p>32.8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552" calcext:value-type="float">
            <text:p>32.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7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9904" calcext:value-type="float">
            <text:p>32.7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3912" calcext:value-type="float">
            <text:p>32.82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88376" calcext:value-type="float">
            <text:p>33.48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79816" calcext:value-type="float">
            <text:p>33.5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9608" calcext:value-type="float">
            <text:p>33.43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12176" calcext:value-type="float">
            <text:p>33.41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72552" calcext:value-type="float">
            <text:p>33.3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1824" calcext:value-type="float">
            <text:p>32.88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9048" calcext:value-type="float">
            <text:p>32.7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8984" calcext:value-type="float">
            <text:p>33.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5688" calcext:value-type="float">
            <text:p>32.5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13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07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7776" calcext:value-type="float">
            <text:p>32.4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4264" calcext:value-type="float">
            <text:p>33.35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4512" calcext:value-type="float">
            <text:p>33.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2928" calcext:value-type="float">
            <text:p>33.3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988" calcext:value-type="float">
            <text:p>33.32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7688" calcext:value-type="float">
            <text:p>33.3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0736" calcext:value-type="float">
            <text:p>33.32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8544" calcext:value-type="float">
            <text:p>33.3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5496" calcext:value-type="float">
            <text:p>33.30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02448" calcext:value-type="float">
            <text:p>33.30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94" calcext:value-type="float">
            <text:p>33.2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90256" calcext:value-type="float">
            <text:p>33.29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7208" calcext:value-type="float">
            <text:p>33.2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1112" calcext:value-type="float">
            <text:p>33.2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8064" calcext:value-type="float">
            <text:p>33.27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2824" calcext:value-type="float">
            <text:p>33.2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5288" calcext:value-type="float">
            <text:p>33.1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3952" calcext:value-type="float">
            <text:p>33.1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2616" calcext:value-type="float">
            <text:p>33.12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3472" calcext:value-type="float">
            <text:p>33.1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4016" calcext:value-type="float">
            <text:p>32.89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604" calcext:value-type="float">
            <text:p>33.0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3328" calcext:value-type="float">
            <text:p>32.72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6896" calcext:value-type="float">
            <text:p>33.07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08" calcext:value-type="float">
            <text:p>33.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25664" calcext:value-type="float">
            <text:p>33.1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652" calcext:value-type="float">
            <text:p>33.11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1656" calcext:value-type="float">
            <text:p>33.06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8608" calcext:value-type="float">
            <text:p>33.0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9464" calcext:value-type="float">
            <text:p>33.04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2512" calcext:value-type="float">
            <text:p>33.0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6416" calcext:value-type="float">
            <text:p>33.04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3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7272" calcext:value-type="float">
            <text:p>33.03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4224" calcext:value-type="float">
            <text:p>33.03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2032" calcext:value-type="float">
            <text:p>33.0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2888" calcext:value-type="float">
            <text:p>33.0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3744" calcext:value-type="float">
            <text:p>33.00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88504" calcext:value-type="float">
            <text:p>32.9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4976" calcext:value-type="float">
            <text:p>32.95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3808" calcext:value-type="float">
            <text:p>32.7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4936" calcext:value-type="float">
            <text:p>32.6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4184" calcext:value-type="float">
            <text:p>32.71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944" calcext:value-type="float">
            <text:p>32.69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5896" calcext:value-type="float">
            <text:p>32.6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98" calcext:value-type="float">
            <text:p>32.68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0656" calcext:value-type="float">
            <text:p>32.68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8464" calcext:value-type="float">
            <text:p>32.6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1512" calcext:value-type="float">
            <text:p>32.67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224" calcext:value-type="float">
            <text:p>32.65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0176" calcext:value-type="float">
            <text:p>32.6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7128" calcext:value-type="float">
            <text:p>32.64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1032" calcext:value-type="float">
            <text:p>32.64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2744" calcext:value-type="float">
            <text:p>32.62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5792" calcext:value-type="float">
            <text:p>32.62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7504" calcext:value-type="float">
            <text:p>32.6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1408" calcext:value-type="float">
            <text:p>32.60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836" calcext:value-type="float">
            <text:p>32.5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5312" calcext:value-type="float">
            <text:p>32.5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3976" calcext:value-type="float">
            <text:p>32.57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0072" calcext:value-type="float">
            <text:p>32.58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9216" calcext:value-type="float">
            <text:p>32.58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6168" calcext:value-type="float">
            <text:p>32.5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1784" calcext:value-type="float">
            <text:p>32.56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788" calcext:value-type="float">
            <text:p>32.5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0928" calcext:value-type="float">
            <text:p>32.57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6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8736" calcext:value-type="float">
            <text:p>32.55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3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3496" calcext:value-type="float">
            <text:p>32.54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74" calcext:value-type="float">
            <text:p>32.5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1304" calcext:value-type="float">
            <text:p>32.53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5208" calcext:value-type="float">
            <text:p>32.5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0448" calcext:value-type="float">
            <text:p>32.5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3016" calcext:value-type="float">
            <text:p>32.5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8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0344" calcext:value-type="float">
            <text:p>32.4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596" calcext:value-type="float">
            <text:p>32.44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2056" calcext:value-type="float">
            <text:p>32.45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2536" calcext:value-type="float">
            <text:p>32.4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5584" calcext:value-type="float">
            <text:p>32.48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8632" calcext:value-type="float">
            <text:p>32.48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6064" calcext:value-type="float">
            <text:p>32.5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4352" calcext:value-type="float">
            <text:p>32.5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7024" calcext:value-type="float">
            <text:p>32.5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032" calcext:value-type="float">
            <text:p>33.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0696" calcext:value-type="float">
            <text:p>33.0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5016" calcext:value-type="float">
            <text:p>33.27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5872" calcext:value-type="float">
            <text:p>33.26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9776" calcext:value-type="float">
            <text:p>33.25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368" calcext:value-type="float">
            <text:p>33.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6728" calcext:value-type="float">
            <text:p>33.25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7584" calcext:value-type="float">
            <text:p>33.2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41488" calcext:value-type="float">
            <text:p>33.2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5392" calcext:value-type="float">
            <text:p>33.2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6248" calcext:value-type="float">
            <text:p>33.22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32" calcext:value-type="float">
            <text:p>33.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0152" calcext:value-type="float">
            <text:p>33.22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17104" calcext:value-type="float">
            <text:p>33.2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5768" calcext:value-type="float">
            <text:p>33.1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1864" calcext:value-type="float">
            <text:p>33.20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8816" calcext:value-type="float">
            <text:p>33.19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9672" calcext:value-type="float">
            <text:p>33.1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80528" calcext:value-type="float">
            <text:p>33.18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4432" calcext:value-type="float">
            <text:p>33.17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1384" calcext:value-type="float">
            <text:p>33.17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9192" calcext:value-type="float">
            <text:p>33.15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47" calcext:value-type="float">
            <text:p>33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4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7856" calcext:value-type="float">
            <text:p>33.13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4808" calcext:value-type="float">
            <text:p>33.13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6144" calcext:value-type="float">
            <text:p>33.15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19568" calcext:value-type="float">
            <text:p>33.1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128" calcext:value-type="float">
            <text:p>33.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7752" calcext:value-type="float">
            <text:p>33.06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5556" calcext:value-type="float">
            <text:p>33.0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43368" calcext:value-type="float">
            <text:p>33.04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31176" calcext:value-type="float">
            <text:p>33.03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6792" calcext:value-type="float">
            <text:p>33.0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6312" calcext:value-type="float">
            <text:p>32.9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076" calcext:value-type="float">
            <text:p>32.7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4328" calcext:value-type="float">
            <text:p>33.1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3848" calcext:value-type="float">
            <text:p>33.07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07376" calcext:value-type="float">
            <text:p>33.10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64704" calcext:value-type="float">
            <text:p>33.06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904" calcext:value-type="float">
            <text:p>32.3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5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7672" calcext:value-type="float">
            <text:p>32.4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9384" calcext:value-type="float">
            <text:p>32.40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8424" calcext:value-type="float">
            <text:p>32.3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5 1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3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2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456" calcext:value-type="float">
            <text:p>32.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8792" calcext:value-type="float">
            <text:p>32.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268" calcext:value-type="float">
            <text:p>32.8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0488" calcext:value-type="float">
            <text:p>32.8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5744" calcext:value-type="float">
            <text:p>32.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5248" calcext:value-type="float">
            <text:p>32.84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36104" calcext:value-type="float">
            <text:p>32.8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4768" calcext:value-type="float">
            <text:p>32.8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1172" calcext:value-type="float">
            <text:p>32.8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8672" calcext:value-type="float">
            <text:p>32.80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9528" calcext:value-type="float">
            <text:p>32.7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3432" calcext:value-type="float">
            <text:p>32.7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0384" calcext:value-type="float">
            <text:p>32.79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7336" calcext:value-type="float">
            <text:p>32.78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84288" calcext:value-type="float">
            <text:p>32.78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096" calcext:value-type="float">
            <text:p>32.7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2952" calcext:value-type="float">
            <text:p>32.7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7712" calcext:value-type="float">
            <text:p>32.74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4664" calcext:value-type="float">
            <text:p>32.74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8568" calcext:value-type="float">
            <text:p>32.73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32472" calcext:value-type="float">
            <text:p>32.73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028" calcext:value-type="float">
            <text:p>32.7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11136" calcext:value-type="float">
            <text:p>32.71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1992" calcext:value-type="float">
            <text:p>32.7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2848" calcext:value-type="float">
            <text:p>32.69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6752" calcext:value-type="float">
            <text:p>32.6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932" calcext:value-type="float">
            <text:p>32.65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9696" calcext:value-type="float">
            <text:p>32.61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2184" calcext:value-type="float">
            <text:p>31.9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1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5416" calcext:value-type="float">
            <text:p>32.66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6272" calcext:value-type="float">
            <text:p>32.65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2884" calcext:value-type="float">
            <text:p>32.6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6648" calcext:value-type="float">
            <text:p>32.61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4456" calcext:value-type="float">
            <text:p>32.6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4728" calcext:value-type="float">
            <text:p>32.49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008" calcext:value-type="float">
            <text:p>32.44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9592" calcext:value-type="float">
            <text:p>32.5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692" calcext:value-type="float">
            <text:p>32.50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1872" calcext:value-type="float">
            <text:p>31.7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8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5568" calcext:value-type="float">
            <text:p>31.59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3856" calcext:value-type="float">
            <text:p>31.61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8616" calcext:value-type="float">
            <text:p>31.5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9848" calcext:value-type="float">
            <text:p>31.54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68" calcext:value-type="float">
            <text:p>31.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658" calcext:value-type="float">
            <text:p>31.680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75205517241" calcext:value-type="float">
            <text:p>31.557520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64544" calcext:value-type="float">
            <text:p>31.62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6244137931" calcext:value-type="float">
            <text:p>31.5662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6552" calcext:value-type="float">
            <text:p>32.064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6368" calcext:value-type="float">
            <text:p>31.866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9792" calcext:value-type="float">
            <text:p>31.73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65974193548" calcext:value-type="float">
            <text:p>31.6465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8184" calcext:value-type="float">
            <text:p>31.6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26123870968" calcext:value-type="float">
            <text:p>31.6926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30292413793" calcext:value-type="float">
            <text:p>31.673029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6286451613" calcext:value-type="float">
            <text:p>31.650628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84769032258" calcext:value-type="float">
            <text:p>31.78847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62432" calcext:value-type="float">
            <text:p>31.81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4076" calcext:value-type="float">
            <text:p>31.91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83376" calcext:value-type="float">
            <text:p>32.36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8539354839" calcext:value-type="float">
            <text:p>31.830853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22824" calcext:value-type="float">
            <text:p>32.28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72214193548" calcext:value-type="float">
            <text:p>32.067221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5432" calcext:value-type="float">
            <text:p>31.93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98529032258" calcext:value-type="float">
            <text:p>32.129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04722857143" calcext:value-type="float">
            <text:p>32.19047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4363870968" calcext:value-type="float">
            <text:p>32.18943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2443870968" calcext:value-type="float">
            <text:p>32.17724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5622068966" calcext:value-type="float">
            <text:p>32.153562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1553548387" calcext:value-type="float">
            <text:p>32.15315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2392" calcext:value-type="float">
            <text:p>32.165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6136774194" calcext:value-type="float">
            <text:p>32.366613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0020645161" calcext:value-type="float">
            <text:p>32.168002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57192" calcext:value-type="float">
            <text:p>32.19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1941935484" calcext:value-type="float">
            <text:p>32.0951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7136" calcext:value-type="float">
            <text:p>32.074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17782857143" calcext:value-type="float">
            <text:p>31.97177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53419354839" calcext:value-type="float">
            <text:p>31.925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71576" calcext:value-type="float">
            <text:p>31.81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22936" calcext:value-type="float">
            <text:p>31.76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95527741935" calcext:value-type="float">
            <text:p>31.719552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7256" calcext:value-type="float">
            <text:p>32.043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90611612903" calcext:value-type="float">
            <text:p>31.719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95060645161" calcext:value-type="float">
            <text:p>32.00950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508" calcext:value-type="float">
            <text:p>32.00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6343225806" calcext:value-type="float">
            <text:p>31.720634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62712" calcext:value-type="float">
            <text:p>31.78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95700645161" calcext:value-type="float">
            <text:p>31.7595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03282857143" calcext:value-type="float">
            <text:p>31.800328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78464516129" calcext:value-type="float">
            <text:p>31.8078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0238709677" calcext:value-type="float">
            <text:p>31.9000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90192" calcext:value-type="float">
            <text:p>31.92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37455483871" calcext:value-type="float">
            <text:p>31.983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2456" calcext:value-type="float">
            <text:p>32.01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30745806452" calcext:value-type="float">
            <text:p>32.0230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16745806452" calcext:value-type="float">
            <text:p>32.2516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5506" calcext:value-type="float">
            <text:p>32.115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81641290323" calcext:value-type="float">
            <text:p>32.088164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91816" calcext:value-type="float">
            <text:p>32.009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638" calcext:value-type="float">
            <text:p>31.996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66275862069" calcext:value-type="float">
            <text:p>32.0066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03576" calcext:value-type="float">
            <text:p>32.02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13798709677" calcext:value-type="float">
            <text:p>32.08137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6568" calcext:value-type="float">
            <text:p>32.15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83664516129" calcext:value-type="float">
            <text:p>32.1583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74104" calcext:value-type="float">
            <text:p>32.41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2776" calcext:value-type="float">
            <text:p>32.26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4526451613" calcext:value-type="float">
            <text:p>32.1474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18" calcext:value-type="float">
            <text:p>32.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73659354839" calcext:value-type="float">
            <text:p>32.1173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41648" calcext:value-type="float">
            <text:p>32.15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2077419355" calcext:value-type="float">
            <text:p>31.933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94427142857" calcext:value-type="float">
            <text:p>31.899442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77856774193" calcext:value-type="float">
            <text:p>31.837785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96278709677" calcext:value-type="float">
            <text:p>31.7796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3873548387" calcext:value-type="float">
            <text:p>31.72338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6137931034" calcext:value-type="float">
            <text:p>31.7386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81065806452" calcext:value-type="float">
            <text:p>31.8981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47287741935" calcext:value-type="float">
            <text:p>31.984728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64888" calcext:value-type="float">
            <text:p>32.2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09747096774" calcext:value-type="float">
            <text:p>32.28097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6976" calcext:value-type="float">
            <text:p>32.32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428387097" calcext:value-type="float">
            <text:p>32.39714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29564285714" calcext:value-type="float">
            <text:p>32.362956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13734193548" calcext:value-type="float">
            <text:p>32.5213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97064" calcext:value-type="float">
            <text:p>32.49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93304" calcext:value-type="float">
            <text:p>32.539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71784" calcext:value-type="float">
            <text:p>32.847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21972903226" calcext:value-type="float">
            <text:p>32.72219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43230967742" calcext:value-type="float">
            <text:p>32.52432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19516" calcext:value-type="float">
            <text:p>32.581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70669677419" calcext:value-type="float">
            <text:p>32.84706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57488" calcext:value-type="float">
            <text:p>32.63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17491612903" calcext:value-type="float">
            <text:p>32.65174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8934" calcext:value-type="float">
            <text:p>32.618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759424516129" calcext:value-type="float">
            <text:p>32.57594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2283870968" calcext:value-type="float">
            <text:p>32.430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27624827586" calcext:value-type="float">
            <text:p>32.40276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6183225806" calcext:value-type="float">
            <text:p>32.354618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092" calcext:value-type="float">
            <text:p>32.369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64656774194" calcext:value-type="float">
            <text:p>32.70646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23101935484" calcext:value-type="float">
            <text:p>32.642310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1324" calcext:value-type="float">
            <text:p>32.479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588" calcext:value-type="float">
            <text:p>32.26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18304" calcext:value-type="float">
            <text:p>32.22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28981935484" calcext:value-type="float">
            <text:p>32.012898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27387586207" calcext:value-type="float">
            <text:p>32.002738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89161290323" calcext:value-type="float">
            <text:p>32.008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405" calcext:value-type="float">
            <text:p>31.8154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33620869565" calcext:value-type="float">
            <text:p>31.80336208695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3119" calcext:value-type="float">
            <text:p>31.8131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39850909091" calcext:value-type="float">
            <text:p>31.953985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6283" calcext:value-type="float">
            <text:p>32.236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2844" calcext:value-type="float">
            <text:p>32.15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16784" calcext:value-type="float">
            <text:p>32.02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06344" calcext:value-type="float">
            <text:p>32.050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81376" calcext:value-type="float">
            <text:p>32.038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0224" calcext:value-type="float">
            <text:p>32.107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95184" calcext:value-type="float">
            <text:p>33.09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71968" calcext:value-type="float">
            <text:p>33.27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5976" calcext:value-type="float">
            <text:p>33.3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796" calcext:value-type="float">
            <text:p>33.2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23784" calcext:value-type="float">
            <text:p>33.3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6224" calcext:value-type="float">
            <text:p>33.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53096" calcext:value-type="float">
            <text:p>33.15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4744" calcext:value-type="float">
            <text:p>33.3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1464" calcext:value-type="float">
            <text:p>33.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6892" calcext:value-type="float">
            <text:p>33.2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46" calcext:value-type="float">
            <text:p>32.9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6328" calcext:value-type="float">
            <text:p>33.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6856" calcext:value-type="float">
            <text:p>32.75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0112" calcext:value-type="float">
            <text:p>32.90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0316" calcext:value-type="float">
            <text:p>32.90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9632" calcext:value-type="float">
            <text:p>32.8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0552" calcext:value-type="float">
            <text:p>32.61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8128" calcext:value-type="float">
            <text:p>33.02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6412" calcext:value-type="float">
            <text:p>32.9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92264" calcext:value-type="float">
            <text:p>32.59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77608" calcext:value-type="float">
            <text:p>32.6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79944" calcext:value-type="float">
            <text:p>33.0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0984" calcext:value-type="float">
            <text:p>33.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088" calcext:value-type="float">
            <text:p>32.70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08" calcext:value-type="float">
            <text:p>32.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39024" calcext:value-type="float">
            <text:p>33.33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0824" calcext:value-type="float">
            <text:p>32.5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97064" calcext:value-type="float">
            <text:p>32.89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166" calcext:value-type="float">
            <text:p>32.33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27544" calcext:value-type="float">
            <text:p>32.92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5436" calcext:value-type="float">
            <text:p>32.82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9648" calcext:value-type="float">
            <text:p>32.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2704" calcext:value-type="float">
            <text:p>32.30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51928" calcext:value-type="float">
            <text:p>32.95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41616" calcext:value-type="float">
            <text:p>32.7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6336" calcext:value-type="float">
            <text:p>32.4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22" calcext:value-type="float">
            <text:p>32.8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03059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57312" calcext:value-type="float">
            <text:p>33.3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18" meta:object-count="0"/>
    <meta:user-defined meta:name="AppVersion">3.0</meta:user-defined>
  </office:meta>
</office:document-meta>
</file>